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A0000030DE2C87B9D30CAF00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6.31cm" svg:x="1.001cm" svg:y="0.946cm">
          <draw:image xlink:href="Pictures/10000000000003AA0000030DE2C87B9D30CAF00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19:45:22.375000000</meta:creation-date>
    <dc:date>2017-12-11T19:49:14.983000000</dc:date>
    <meta:editing-duration>PT3M52S</meta:editing-duration>
    <meta:editing-cycles>1</meta:editing-cycles>
    <meta:document-statistic meta:object-count="1"/>
    <meta:generator>LibreOffice/5.2.3.3$Windows_x86 LibreOffice_project/d54a8868f08a7b39642414cf2c8ef2f228f780cf</meta:generator>
  </office:meta>
</office:document-meta>
</file>